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T1" style:family="text">
      <style:text-properties officeooo:rsid="00172f8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sleihgegenstandt: G<text:span text:style-name="T1">igabit-Switch TL-SG1014D</text:span></text:p>
      <text:p text:style-name="P1">Zubehör: <text:span text:style-name="T1">1xSwitch, 2xHandbuch, 1xschwarzes Kaltgerätekabel, 1xVerpackung</text:span></text:p>
      <text:p text:style-name="P2"><draw:frame draw:style-name="fr1" draw:name="Object1" text:anchor-type="paragraph" svg:x="-0.908cm" svg:y="0.064cm" svg:width="27.254cm" svg:height="15.77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16S</meta:editing-duration>
    <meta:editing-cycles>10</meta:editing-cycles>
    <meta:generator>LibreOffice/4.2.2.1$Windows_x86 LibreOffice_project/3be8cda0bddd8e430d8cda1ebfd581265cca5a0f</meta:generator>
    <dc:date>2014-12-10T16:09:51.403000000</dc:date>
    <meta:document-statistic meta:table-count="0" meta:image-count="0" meta:object-count="1" meta:page-count="1" meta:paragraph-count="2" meta:word-count="9" meta:character-count="117" meta:non-whitespace-character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office:value-type="string" calcext:value-type="string" table:number-columns-spanned="1" table:number-rows-spanned="2">
            <text:p>Student</text:p>
          </table:table-cell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16:07:22.8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